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1bc" officeooo:paragraph-rsid="000bb1bc"/>
    </style:style>
    <style:style style:name="P2" style:family="paragraph" style:parent-style-name="Standard">
      <style:paragraph-properties fo:text-align="center" style:justify-single-word="false"/>
      <style:text-properties officeooo:rsid="000bb1bc" officeooo:paragraph-rsid="000bb1bc"/>
    </style:style>
    <style:style style:name="P3" style:family="paragraph" style:parent-style-name="Standard">
      <style:paragraph-properties fo:text-align="center" style:justify-single-word="false"/>
      <style:text-properties officeooo:rsid="001092ff" officeooo:paragraph-rsid="001092ff"/>
    </style:style>
    <style:style style:name="P4" style:family="paragraph" style:parent-style-name="Standard">
      <style:paragraph-properties fo:text-align="center" style:justify-single-word="false"/>
      <style:text-properties officeooo:rsid="0010f2cb" officeooo:paragraph-rsid="0010f2cb"/>
    </style:style>
    <style:style style:name="P5" style:family="paragraph" style:parent-style-name="Standard">
      <style:paragraph-properties fo:text-align="center" style:justify-single-word="false"/>
      <style:text-properties officeooo:rsid="0014df82" officeooo:paragraph-rsid="0014df82"/>
    </style:style>
    <style:style style:name="P6" style:family="paragraph" style:parent-style-name="Standard">
      <style:paragraph-properties fo:text-align="center" style:justify-single-word="false"/>
      <style:text-properties officeooo:rsid="001572b1" officeooo:paragraph-rsid="001572b1"/>
    </style:style>
    <style:style style:name="P7" style:family="paragraph" style:parent-style-name="Standard">
      <style:paragraph-properties fo:text-align="center" style:justify-single-word="false"/>
      <style:text-properties officeooo:rsid="0016b2d8" officeooo:paragraph-rsid="0016b2d8"/>
    </style:style>
    <style:style style:name="P8" style:family="paragraph" style:parent-style-name="Standard">
      <style:paragraph-properties fo:text-align="center" style:justify-single-word="false"/>
      <style:text-properties officeooo:rsid="0016b2d8" officeooo:paragraph-rsid="0017a894"/>
    </style:style>
    <style:style style:name="P9" style:family="paragraph" style:parent-style-name="Standard">
      <style:paragraph-properties fo:text-align="center" style:justify-single-word="false"/>
      <style:text-properties officeooo:rsid="0017a894" officeooo:paragraph-rsid="00180a0c"/>
    </style:style>
    <style:style style:name="T1" style:family="text">
      <style:text-properties officeooo:rsid="0010f2cb"/>
    </style:style>
    <style:style style:name="T2" style:family="text">
      <style:text-properties officeooo:rsid="0014df82"/>
    </style:style>
    <style:style style:name="T3" style:family="text">
      <style:text-properties style:font-name="Liberation Serif1"/>
    </style:style>
    <style:style style:name="T4" style:family="text">
      <style:text-properties officeooo:rsid="0017a894"/>
    </style:style>
    <style:style style:name="T5" style:family="text">
      <style:text-properties officeooo:rsid="00180a0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ы решения задач</text:p>
      <text:p text:style-name="P1">Задание 1.<text:tab/></text:p>
      <text:p text:style-name="P1">Найти область определения функции <draw:frame draw:style-name="fr1" draw:name="Object1" text:anchor-type="as-char" svg:y="-0.437cm" svg:width="3.395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Решение.</text:p>
      <text:p text:style-name="P3">Логарифм определен только при положительном значении его аргумента, поэтому </text:p>
      <text:p text:style-name="P3"><draw:frame draw:style-name="fr1" draw:name="Object2" text:anchor-type="as-char" svg:y="-0.437cm" svg:width="2.69cm" svg:height="0.527cm" draw:z-index="1"><draw:object xlink:href="./Object 2" xlink:type="simple" xlink:show="embed" xlink:actuate="onLoad"/><draw:image xlink:href="./ObjectReplacements/Object 2" xlink:type="simple" xlink:show="embed" xlink:actuate="onLoad"/></draw:frame>или <draw:frame draw:style-name="fr1" draw:name="Object3" text:anchor-type="as-char" svg:y="-0.437cm" svg:width="1.9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Чтобы изобразить геометрическую область D, найдем сначала её границу:</text:p>
      <text:p text:style-name="P3"><draw:frame draw:style-name="fr1" draw:name="Object4" text:anchor-type="as-char" svg:y="-0.437cm" svg:width="2.40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Полученное уравнение определяет параболу, вершина которой расположена в точке (-1;0), а ось направлена в положительную строну оси O<text:span text:style-name="T1">х</text:span>.</text:p>
      <text:p text:style-name="P4">@@@@@@@@@@</text:p>
      <text:p text:style-name="P4">Точки пересечения параболы с осью Оу получаются из условия</text:p>
      <text:p text:style-name="P4"/>
      <text:p text:style-name="P4"><draw:frame draw:style-name="fr1" draw:name="Object5" text:anchor-type="as-char" svg:y="-0.637cm" svg:width="1.356cm" svg:height="1.12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=&gt; (0;2), (0;-2)</text:span></text:p>
      <text:p text:style-name="P5">Парабола делит всю плоскость на вде части — внутреннюю и внешнюю по отношению к параболе. Для точек одной из этих частей выполняется неравенство <draw:frame draw:style-name="fr1" draw:name="Object6" text:anchor-type="as-char" svg:y="-0.437cm" svg:width="1.931cm" svg:height="0.529cm" draw:z-index="5"><draw:object xlink:href="./Object 6" xlink:type="simple" xlink:show="embed" xlink:actuate="onLoad"/><draw:image xlink:href="./ObjectReplacements/Object 6" xlink:type="simple" xlink:show="embed" xlink:actuate="onLoad"/></draw:frame>, а для другой <draw:frame draw:style-name="fr1" draw:name="Object7" text:anchor-type="as-char" svg:y="-0.437cm" svg:width="1.931cm" svg:height="0.529cm" draw:z-index="6"><draw:object xlink:href="./Object 7" xlink:type="simple" xlink:show="embed" xlink:actuate="onLoad"/><draw:image xlink:href="./ObjectReplacements/Object 7" xlink:type="simple" xlink:show="embed" xlink:actuate="onLoad"/></draw:frame>(на самой параболе <draw:frame draw:style-name="fr1" draw:name="Object8" text:anchor-type="as-char" svg:y="-0.437cm" svg:width="1.991cm" svg:height="0.529cm" draw:z-index="7"><draw:object xlink:href="./Object 8" xlink:type="simple" xlink:show="embed" xlink:actuate="onLoad"/><draw:image xlink:href="./ObjectReplacements/Object 8" xlink:type="simple" xlink:show="embed" xlink:actuate="onLoad"/></draw:frame>). Чтобы установить какая из этих двух частей является областью определения данной функции, т. е. удовлетворяет условию <draw:frame draw:style-name="fr1" draw:name="Object9" text:anchor-type="as-char" svg:y="-0.437cm" svg:width="1.931cm" svg:height="0.529cm" draw:z-index="8"><draw:object xlink:href="./Object 9" xlink:type="simple" xlink:show="embed" xlink:actuate="onLoad"/><draw:image xlink:href="./ObjectReplacements/Object 9" xlink:type="simple" xlink:show="embed" xlink:actuate="onLoad"/></draw:frame>, достаточно проверить это условие для какой-нибудь одной точки не лежащей на параболе. Например, начало координат О (0;0) лежит внутри параболы и удовлетворяет нужному условию: 0&lt;4+4<text:span text:style-name="T3">·</text:span>0. Следовательно, рассматриваемая область D состоит из внутренних точек плоскости относительно параболы. Сама парабола в область D не входит.</text:p>
      <text:p text:style-name="P5">Графическое изображение области определения функции.</text:p>
      <text:p text:style-name="P5">@@@@@@@@@@@@@@@</text:p>
      <text:p text:style-name="P5">Задание 2.</text:p>
      <text:p text:style-name="P5">Доказать, что функция<draw:frame draw:style-name="fr1" draw:name="Object10" text:anchor-type="as-char" svg:y="-0.437cm" svg:width="3.223cm" svg:height="0.557cm" draw:z-index="9"><draw:object xlink:href="./Object 10" xlink:type="simple" xlink:show="embed" xlink:actuate="onLoad"/><draw:image xlink:href="./ObjectReplacements/Object 10" xlink:type="simple" xlink:show="embed" xlink:actuate="onLoad"/></draw:frame>удовлетворяет условию <draw:frame draw:style-name="fr1" draw:name="Object11" text:anchor-type="as-char" svg:y="-0.619cm" svg:width="2.85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Решение.</text:p>
      <text:p text:style-name="P6">Находим частные производные:</text:p>
      <text:p text:style-name="P6"><draw:frame draw:style-name="fr1" draw:name="Object12" text:anchor-type="as-char" svg:y="-0.619cm" svg:width="7.5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1" draw:name="Object13" text:anchor-type="as-char" svg:y="-0.619cm" svg:width="7.616cm" svg:height="1.05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Поставляем <draw:frame draw:style-name="fr1" draw:name="Object14" text:anchor-type="as-char" svg:y="-0.619cm" svg:width="0.792cm" svg:height="0.998cm" draw:z-index="13"><draw:object xlink:href="./Object 14" xlink:type="simple" xlink:show="embed" xlink:actuate="onLoad"/><draw:image xlink:href="./ObjectReplacements/Object 14" xlink:type="simple" xlink:show="embed" xlink:actuate="onLoad"/></draw:frame>и<draw:frame draw:style-name="fr1" draw:name="Object15" text:anchor-type="as-char" svg:y="-0.619cm" svg:width="0.826cm" svg:height="0.998cm" draw:z-index="14"><draw:object xlink:href="./Object 15" xlink:type="simple" xlink:show="embed" xlink:actuate="onLoad"/><draw:image xlink:href="./ObjectReplacements/Object 15" xlink:type="simple" xlink:show="embed" xlink:actuate="onLoad"/></draw:frame>в данное уравнение:</text:p>
      <text:p text:style-name="P7"><draw:frame draw:style-name="fr1" draw:name="Object16" text:anchor-type="as-char" svg:y="-0.619cm" svg:width="5.32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<draw:frame draw:style-name="fr1" draw:name="Object17" text:anchor-type="as-char" svg:y="-0.681cm" svg:width="3.373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7">2=2</text:p>
      <text:p text:style-name="P7">Полученное тождество показывает, что функция действительно удовлетворяет данному уравнению.</text:p>
      <text:p text:style-name="P7">Задание 3.</text:p>
      <text:p text:style-name="P7">Показать, что выражение <draw:frame draw:style-name="fr1" draw:name="Object18" text:anchor-type="as-char" svg:y="-0.437cm" svg:width="4.847cm" svg:height="0.557cm" draw:z-index="17"><draw:object xlink:href="./Object 18" xlink:type="simple" xlink:show="embed" xlink:actuate="onLoad"/><draw:image xlink:href="./ObjectReplacements/Object 18" xlink:type="simple" xlink:show="embed" xlink:actuate="onLoad"/></draw:frame>(1) есть полный <text:s text:c="4"/>дифференциал некоторой функции z(x,y) и найти эту функцию.</text:p>
      <text:p text:style-name="P7">Решение:</text:p>
      <text:p text:style-name="P7">Введем обозначения<draw:frame draw:style-name="fr1" draw:name="Object19" text:anchor-type="as-char" svg:y="-0.437cm" svg:width="2.309cm" svg:height="0.527cm" draw:z-index="18"><draw:object xlink:href="./Object 19" xlink:type="simple" xlink:show="embed" xlink:actuate="onLoad"/><draw:image xlink:href="./ObjectReplacements/Object 19" xlink:type="simple" xlink:show="embed" xlink:actuate="onLoad"/></draw:frame>;<draw:frame draw:style-name="fr1" draw:name="Object20" text:anchor-type="as-char" svg:y="-0.437cm" svg:width="2.24cm" svg:height="0.527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7">Для того, чтобы выражение (1) было полным дифференциалом функции z(x,y) необходимо и достаточно выполнение условия:</text:p>
      <text:p text:style-name="P7"><draw:frame draw:style-name="fr1" draw:name="Object21" text:anchor-type="as-char" svg:y="-0.621cm" svg:width="2.05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><text:span text:style-name="T4">Найдем </text:span><draw:frame draw:style-name="fr1" draw:name="Object22" text:anchor-type="as-char" svg:y="-0.619cm" svg:width="2.79cm" svg:height="1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23" text:anchor-type="as-char" svg:y="-0.621cm" svg:width="2.723cm" svg:height="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4">Следовательно, выражение (1) есть полный дифференциал. Полный дифференциал выражается формулой: </text:span><text:span text:style-name="T4"><draw:frame draw:style-name="fr1" draw:name="Object24" text:anchor-type="as-char" svg:y="-0.621cm" svg:width="3.404cm" svg:height="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/text:p>
      <text:p text:style-name="P8"><text:soft-page-break/><text:span text:style-name="T4"><text:s/>где </text:span><text:span text:style-name="T4"><draw:frame draw:style-name="fr1" draw:name="Object25" text:anchor-type="as-char" svg:y="-0.619cm" svg:width="2.759cm" svg:height="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draw:frame draw:style-name="fr1" draw:name="Object26" text:anchor-type="as-char" svg:y="-0.619cm" svg:width="2.725cm" svg:height="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9">Интегрируя первое равенство по x, находим искомую функцию</text:p>
      <text:p text:style-name="P9"><text:span text:style-name="T5"><draw:frame draw:style-name="fr1" draw:name="Object27" text:anchor-type="as-char" svg:y="-0.462cm" svg:width="4.457cm" svg:height="0.637cm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5">=&gt; </text:span></text:p>
      <text:p text:style-name="P9"><text:span text:style-name="T5"><draw:frame draw:style-name="fr1" draw:name="Object28" text:anchor-type="as-char" svg:y="-0.437cm" svg:width="3.731cm" svg:height="0.559cm" draw:z-index="26"><draw:object xlink:href="./Object 28" xlink:type="simple" xlink:show="embed" xlink:actuate="onLoad"/><draw:image xlink:href="./ObjectReplacements/Object 2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1:47.857512445</meta:creation-date>
    <dc:date>2017-07-10T13:05:15.390930299</dc:date>
    <meta:editing-duration>PT19M17S</meta:editing-duration>
    <meta:editing-cycles>6</meta:editing-cycles>
    <meta:generator>LibreOffice/5.2.7.2$Linux_X86_64 LibreOffice_project/20m0$Build-2</meta:generator>
    <meta:document-statistic meta:table-count="0" meta:image-count="0" meta:object-count="28" meta:page-count="2" meta:paragraph-count="37" meta:word-count="236" meta:character-count="1769" meta:non-whitespace-character-count="1550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row>
              <mn>4</mn>
              <mo stretchy="false">+</mo>
              <mn>4</mn>
            </mrow>
            <mrow>
              <mi>x</mi>
              <mo stretchy="false">−</mo>
              <msup>
                <mi>y</mi>
                <mn>2</mn>
              </msup>
            </mrow>
          </mrow>
        </mrow>
        <mo fence="true" stretchy="false">)</mo>
      </mrow>
      <mi>.</mi>
    </mrow>
    <annotation encoding="StarMath 5.0">z=ln( 4+4x-y^2 ).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z=ln( x^2+xy+y^2 )</annotation>
  </semantics>
</math>
</file>

<file path=Object 11/content.xml><?xml version="1.0" encoding="utf-8"?>
<math xmlns="http://www.w3.org/1998/Math/MathML" display="block">
  <semantics>
    <mrow>
      <mi>x</mi>
      <mrow>
        <mfrac>
          <mrow>
            <mo stretchy="false">∂</mo>
            <mi>z</mi>
          </mrow>
          <mrow>
            <mo stretchy="false">∂</mo>
            <mi>x</mi>
          </mrow>
        </mfrac>
        <mo stretchy="false">+</mo>
        <mi>y</mi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</mrow>
    <annotation encoding="StarMath 5.0">x { partial z} over {partial x}+y{ partial z } over { partial y }=2 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{ partial z } over { partial x }=1 over { x^2+xy+y^2 }( x^2+xy+y^2 )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y</mi>
          <mi>'</mi>
        </msubsup>
        <mo stretchy="false">=</mo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i>.</mi>
    </mrow>
    <annotation encoding="StarMath 5.0">{ partial z } over { partial y }=1 over { x^2+xy+y^2 }( x^2+xy+y^2 )^'_y={ x+2y } over {x^2+xy+y^2}.</annotation>
  </semantics>
</math>
</file>

<file path=Object 14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x</mi>
      </mrow>
    </mfrac>
    <annotation encoding="StarMath 5.0">{partial z}over{partial x}</annotation>
  </semantics>
</math>
</file>

<file path=Object 15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y</mi>
      </mrow>
    </mfrac>
    <annotation encoding="StarMath 5.0">{ partial z } over { partial y } 
</annotation>
  </semantics>
</math>
</file>

<file path=Object 16/content.xml><?xml version="1.0" encoding="utf-8"?>
<math xmlns="http://www.w3.org/1998/Math/MathML" display="block">
  <semantics>
    <mrow>
      <mi>x</mi>
      <mrow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+</mo>
        <mi>y</mi>
      </mrow>
      <mrow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=</mo>
        <mn>2</mn>
      </mrow>
    </mrow>
    <annotation encoding="StarMath 5.0">x{ 2x+y }over{ x^2+xy+y^2 }+y{ x+2y }over{ x^2+xy+y^2}=2</annotation>
  </semantics>
</math>
</file>

<file path=Object 17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+</mo>
            <mn>2</mn>
          </mrow>
          <mrow>
            <mi mathvariant="italic">xy</mi>
            <mo stretchy="false">+</mo>
            <mn>2</mn>
          </mrow>
          <msup>
            <mi>y</mi>
            <mn>2</mn>
          </msup>
        </mrow>
        <mrow>
          <msup>
            <mi>x</mi>
            <mn>2</mn>
          </msup>
          <mo stretchy="false">+</mo>
          <mi mathvariant="italic">xy</mi>
          <mo stretchy="false">+</mo>
          <msup>
            <mi>y</mi>
            <mn>2</mn>
          </msup>
        </mrow>
      </mfrac>
      <mo stretchy="false">=</mo>
      <mn>2</mn>
    </mrow>
    <annotation encoding="StarMath 5.0">{2x^2+2xy+2y^2}over{ x^2+xy+y^2 }=2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 mathvariant="italic">xy</mi>
              <mo stretchy="false">−</mo>
              <msup>
                <mi>y</mi>
                <mn>2</mn>
              </msup>
            </mrow>
          </mrow>
        </mrow>
        <mo fence="true" stretchy="false">)</mo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</mrow>
    <annotation encoding="StarMath 5.0">( 2xy-y^2 )dx+( x^2-2xy )dy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n>2</mn>
      </mrow>
      <mrow>
        <mi mathvariant="italic">xy</mi>
        <mo stretchy="false">−</mo>
        <msup>
          <mi>y</mi>
          <mn>2</mn>
        </msup>
      </mrow>
    </mrow>
    <annotation encoding="StarMath 5.0">X=2xy-y^2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row>
        <mrow>
          <mi>x</mi>
          <mo stretchy="false">−</mo>
          <msup>
            <mi>y</mi>
            <mn>2</mn>
          </msup>
        </mrow>
        <mo stretchy="false">&gt;</mo>
        <mn>0</mn>
      </mrow>
      <mi>;</mi>
    </mrow>
    <annotation encoding="StarMath 5.0">4+4x-y^2&gt;0;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Y=x^2-2xy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frac>
          <mrow>
            <mo stretchy="false">∂</mo>
            <mi>Y</mi>
          </mrow>
          <mrow>
            <mo stretchy="false">∂</mo>
            <mi>x</mi>
          </mrow>
        </mfrac>
      </mrow>
      <mi>.</mi>
    </mrow>
    <annotation encoding="StarMath 5.0">{ partial X }over{ partial y }={ partial Y }over{ partial x }.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n>2</mn>
      </mrow>
      <mrow>
        <mi>x</mi>
        <mo stretchy="false">−</mo>
        <mn>2</mn>
      </mrow>
      <mi>y</mi>
      <mi>;</mi>
    </mrow>
    <annotation encoding="StarMath 5.0">{ partial X }over{ partial y }=2x-2y;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2</mn>
      </mrow>
      <mrow>
        <mi>x</mi>
        <mo stretchy="false">−</mo>
        <mn>2</mn>
      </mrow>
      <mi>y</mi>
      <mi>.</mi>
    </mrow>
    <annotation encoding="StarMath 5.0">{ partial Y }over{ partial x }=2x-2y.</annotation>
  </semantics>
</math>
</file>

<file path=Object 24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 mathvariant="italic">dy</mi>
    </mrow>
    <annotation encoding="StarMath 5.0">dz={partial z} over {partial x} dx + {partial z} over {partial y} dy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row>
        <mi mathvariant="italic">xy</mi>
        <mo stretchy="false">−</mo>
        <msup>
          <mi>y</mi>
          <mn>2</mn>
        </msup>
      </mrow>
      <mi>;</mi>
    </mrow>
    <annotation encoding="StarMath 5.0">{ partial z }over{ partial x }=2xy-y^2;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  <mi>.</mi>
    </mrow>
    <annotation encoding="StarMath 5.0">{partial z }over{partial y }=x^2-2xy.</annotation>
  </semantics>
</math>
</file>

<file path=Object 27/content.xml><?xml version="1.0" encoding="utf-8"?>
<math xmlns="http://www.w3.org/1998/Math/MathML" display="block">
  <semantics>
    <mrow>
      <mrow>
        <mi>z</mi>
        <mo stretchy="false">=</mo>
        <mrow>
          <mo stretchy="false">∫</mo>
          <mrow>
            <mo fence="true" stretchy="false">(</mo>
            <mrow>
              <mrow>
                <mn>2</mn>
                <mrow>
                  <mi mathvariant="italic">xy</mi>
                  <mo stretchy="false">−</mo>
                  <msup>
                    <mi>y</mi>
                    <mn>2</mn>
                  </msup>
                </mrow>
              </mrow>
            </mrow>
            <mo fence="true" stretchy="false">)</mo>
          </mrow>
        </mrow>
      </mrow>
      <mrow>
        <mi mathvariant="italic">dx</mi>
        <mo stretchy="false">+</mo>
        <mi mathvariant="normal">ϕ</mi>
      </mrow>
      <mrow>
        <mo fence="true" stretchy="false">(</mo>
        <mrow>
          <mi>y</mi>
        </mrow>
        <mo fence="true" stretchy="false">)</mo>
      </mrow>
    </mrow>
    <annotation encoding="StarMath 5.0">z=int( 2xy-y^2 )dx + %phi( y )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 mathvariant="normal">ϕ</mi>
      </mrow>
      <mrow>
        <mo fence="true" stretchy="false">(</mo>
        <mrow>
          <mi>y</mi>
        </mrow>
        <mo fence="true" stretchy="false">)</mo>
      </mrow>
      <mi>.</mi>
    </mrow>
    <annotation encoding="StarMath 5.0">z=x^2 y-y^2 x+%phi( y ).</annotation>
  </semantics>
</math>
</file>

<file path=Object 3/content.xml><?xml version="1.0" encoding="utf-8"?>
<math xmlns="http://www.w3.org/1998/Math/MathML" display="block">
  <semantics>
    <mrow>
      <mrow>
        <mn>4</mn>
        <mo stretchy="false">+</mo>
        <mn>4</mn>
      </mrow>
      <mrow>
        <mi>x</mi>
        <mo stretchy="false">&gt;</mo>
        <msup>
          <mi>y</mi>
          <mn>2</mn>
        </msup>
      </mrow>
    </mrow>
    <annotation encoding="StarMath 5.0">4+4x&gt;y^2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.</mi>
    </mrow>
    <annotation encoding="StarMath 5.0">y^2=4( x+1 ).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n>0</mn>
              </mrow>
            </mtd>
          </mtr>
          <mtr>
            <mtd>
              <mrow>
                <msup>
                  <mi>y</mi>
                  <mn>2</mn>
                </msup>
                <mo stretchy="false">=</mo>
                <mn>4</mn>
              </mrow>
            </mtd>
          </mtr>
        </mtable>
      </mrow>
    </mrow>
    <annotation encoding="StarMath 5.0">left lbrace
{
	stack
	{
		x=0#
		y^2=4  
	}
} right none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&lt;</mo>
        <mrow>
          <mn>4</mn>
          <mo stretchy="false">+</mo>
          <mn>4</mn>
        </mrow>
      </mrow>
      <mi>x</mi>
    </mrow>
    <annotation encoding="StarMath 5.0">y^2&lt;4+4x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8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n>4</mn>
          <mo stretchy="false">+</mo>
          <mn>4</mn>
        </mrow>
      </mrow>
      <mi>x</mi>
    </mrow>
    <annotation encoding="StarMath 5.0">y^2=4+4x</annotation>
  </semantics>
</math>
</file>

<file path=Object 9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